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spółczynnik" table:style-name="ta1"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SIN(RADIANS([.D8]))/SIN(RADIANS([.E8]))" office:value-type="float" office:value="1.33321486874787" calcext:value-type="float">
            <text:p>1,33321486874787</text:p>
          </table:table-cell>
          <table:table-cell table:formula="of:=[.D8]+[.E8]" office:value-type="float" office:value="3.5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IN(RADIANS([.D9]))/SIN(RADIANS([.E9]))" office:value-type="float" office:value="1.33285944791599" calcext:value-type="float">
            <text:p>1,33285944791599</text:p>
          </table:table-cell>
          <table:table-cell table:formula="of:=[.D9]+[.E9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IN(RADIANS([.D10]))/SIN(RADIANS([.E10]))" office:value-type="float" office:value="1.49847688188878" calcext:value-type="float">
            <text:p>1,49847688188878</text:p>
          </table:table-cell>
          <table:table-cell table:formula="of:=[.D10]+[.E1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table:formula="of:=SIN(RADIANS([.D11]))/SIN(RADIANS([.E11]))" office:value-type="float" office:value="1.45205287976323" calcext:value-type="float">
            <text:p>1,45205287976323</text:p>
          </table:table-cell>
          <table:table-cell table:formula="of:=[.D11]+[.E11]" office:value-type="float" office:value="13.5" calcext:value-type="float">
            <text:p>13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IN(RADIANS([.D12]))/SIN(RADIANS([.E12]))" office:value-type="float" office:value="1.42487169303643" calcext:value-type="float">
            <text:p>1,42487169303643</text:p>
          </table:table-cell>
          <table:table-cell table:formula="of:=[.D12]+[.E12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SIN(RADIANS([.D13]))/SIN(RADIANS([.E13]))" office:value-type="float" office:value="1.49390715147906" calcext:value-type="float">
            <text:p>1,49390715147906</text:p>
          </table:table-cell>
          <table:table-cell table:formula="of:=[.D13]+[.E13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IN(RADIANS([.D14]))/SIN(RADIANS([.E14]))" office:value-type="float" office:value="1.5464744008774" calcext:value-type="float">
            <text:p>1,5464744008774</text:p>
          </table:table-cell>
          <table:table-cell table:formula="of:=[.D14]+[.E14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,5</text:p>
          </table:table-cell>
          <table:table-cell table:formula="of:=SIN(RADIANS([.D15]))/SIN(RADIANS([.E15]))" office:value-type="float" office:value="1.51253360217559" calcext:value-type="float">
            <text:p>1,51253360217559</text:p>
          </table:table-cell>
          <table:table-cell table:formula="of:=[.D15]+[.E15]" office:value-type="float" office:value="26.5" calcext:value-type="float">
            <text:p>2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SIN(RADIANS([.D16]))/SIN(RADIANS([.E16]))" office:value-type="float" office:value="1.48628965095479" calcext:value-type="float">
            <text:p>1,48628965095479</text:p>
          </table:table-cell>
          <table:table-cell table:formula="of:=[.D16]+[.E16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SIN(RADIANS([.D17]))/SIN(RADIANS([.E17]))" office:value-type="float" office:value="1.52042027241557" calcext:value-type="float">
            <text:p>1,52042027241557</text:p>
          </table:table-cell>
          <table:table-cell table:formula="of:=[.D17]+[.E17]" office:value-type="float" office:value="33" calcext:value-type="float">
            <text:p>33</text:p>
          </table:table-cell>
          <table:table-cell table:number-columns-repeated="2"/>
          <table:table-cell table:formula="of:=56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4.5" calcext:value-type="float">
            <text:p>14,5</text:p>
          </table:table-cell>
          <table:table-cell table:formula="of:=SIN(RADIANS([.D18]))/SIN(RADIANS([.E18]))" office:value-type="float" office:value="1.49615219805835" calcext:value-type="float">
            <text:p>1,49615219805835</text:p>
          </table:table-cell>
          <table:table-cell table:formula="of:=[.D18]+[.E18]" office:value-type="float" office:value="36.5" calcext:value-type="float">
            <text:p>36,5</text:p>
          </table:table-cell>
          <table:table-cell table:number-columns-repeated="2"/>
          <table:table-cell table:formula="of:=TAN(RADIANS([.J17]))" office:value-type="float" office:value="1.48256096851274" calcext:value-type="float">
            <text:p>1,482560968512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5.5" calcext:value-type="float">
            <text:p>15,5</text:p>
          </table:table-cell>
          <table:table-cell table:formula="of:=SIN(RADIANS([.D19]))/SIN(RADIANS([.E19]))" office:value-type="float" office:value="1.52199938139384" calcext:value-type="float">
            <text:p>1,52199938139384</text:p>
          </table:table-cell>
          <table:table-cell table:formula="of:=[.D19]+[.E19]" office:value-type="float" office:value="39.5" calcext:value-type="float">
            <text:p>39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SIN(RADIANS([.D20]))/SIN(RADIANS([.E20]))" office:value-type="float" office:value="1.49936242019314" calcext:value-type="float">
            <text:p>1,49936242019314</text:p>
          </table:table-cell>
          <table:table-cell table:formula="of:=[.D20]+[.E20]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8.2" calcext:value-type="float">
            <text:p>18,2</text:p>
          </table:table-cell>
          <table:table-cell table:formula="of:=SIN(RADIANS([.D21]))/SIN(RADIANS([.E21]))" office:value-type="float" office:value="1.50310303126579" calcext:value-type="float">
            <text:p>1,50310303126579</text:p>
          </table:table-cell>
          <table:table-cell table:formula="of:=[.D21]+[.E21]" office:value-type="float" office:value="46.2" calcext:value-type="float">
            <text:p>46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9.5" calcext:value-type="float">
            <text:p>19,5</text:p>
          </table:table-cell>
          <table:table-cell table:formula="of:=SIN(RADIANS([.D22]))/SIN(RADIANS([.E22]))" office:value-type="float" office:value="1.49787215621546" calcext:value-type="float">
            <text:p>1,49787215621546</text:p>
          </table:table-cell>
          <table:table-cell table:formula="of:=[.D22]+[.E22]" office:value-type="float" office:value="49.5" calcext:value-type="float">
            <text:p>49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0.5" calcext:value-type="float">
            <text:p>20,5</text:p>
          </table:table-cell>
          <table:table-cell table:formula="of:=SIN(RADIANS([.D23]))/SIN(RADIANS([.E23]))" office:value-type="float" office:value="1.51315846721286" calcext:value-type="float">
            <text:p>1,51315846721286</text:p>
          </table:table-cell>
          <table:table-cell table:formula="of:=[.D23]+[.E23]" office:value-type="float" office:value="52.5" calcext:value-type="float">
            <text:p>52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SIN(RADIANS([.D24]))/SIN(RADIANS([.E24]))" office:value-type="float" office:value="1.4927470933484" calcext:value-type="float">
            <text:p>1,4927470933484</text:p>
          </table:table-cell>
          <table:table-cell table:formula="of:=[.D24]+[.E24]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formula="of:=SIN(RADIANS([.D25]))/SIN(RADIANS([.E25]))" office:value-type="float" office:value="1.50432153835578" calcext:value-type="float">
            <text:p>1,50432153835578</text:p>
          </table:table-cell>
          <table:table-cell table:formula="of:=[.D25]+[.E25]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SIN(RADIANS([.D26]))/SIN(RADIANS([.E26]))" office:value-type="float" office:value="1.51366120020547" calcext:value-type="float">
            <text:p>1,51366120020547</text:p>
          </table:table-cell>
          <table:table-cell table:formula="of:=[.D26]+[.E26]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5.5" calcext:value-type="float">
            <text:p>25,5</text:p>
          </table:table-cell>
          <table:table-cell table:formula="of:=SIN(RADIANS([.D27]))/SIN(RADIANS([.E27]))" office:value-type="float" office:value="1.49308023521812" calcext:value-type="float">
            <text:p>1,49308023521812</text:p>
          </table:table-cell>
          <table:table-cell table:formula="of:=[.D27]+[.E27]" office:value-type="float" office:value="65.5" calcext:value-type="float">
            <text:p>65,5</text:p>
          </table:table-cell>
          <table:table-cell table:number-columns-repeated="3"/>
          <table:table-cell office:value-type="float" office:value="42.5" calcext:value-type="float">
            <text:p>42,5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26.2" calcext:value-type="float">
            <text:p>26,2</text:p>
          </table:table-cell>
          <table:table-cell table:formula="of:=SIN(RADIANS([.D28]))/SIN(RADIANS([.E28]))" office:value-type="float" office:value="1.51556452112195" calcext:value-type="float">
            <text:p>1,51556452112195</text:p>
          </table:table-cell>
          <table:table-cell table:formula="of:=[.D28]+[.E28]" office:value-type="float" office:value="68.2" calcext:value-type="float">
            <text:p>68,2</text:p>
          </table:table-cell>
          <table:table-cell table:number-columns-repeated="3"/>
          <table:table-cell table:formula="of:=1/SIN(RADIANS([.K27]))" office:value-type="float" office:value="1.48018723292226" calcext:value-type="float">
            <text:p>1,48018723292226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7.5" calcext:value-type="float">
            <text:p>27,5</text:p>
          </table:table-cell>
          <table:table-cell table:formula="of:=SIN(RADIANS([.D29]))/SIN(RADIANS([.E29]))" office:value-type="float" office:value="1.50440813582998" calcext:value-type="float">
            <text:p>1,50440813582998</text:p>
          </table:table-cell>
          <table:table-cell table:formula="of:=[.D29]+[.E29]" office:value-type="float" office:value="71.5" calcext:value-type="float">
            <text:p>71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8.7" calcext:value-type="float">
            <text:p>28,7</text:p>
          </table:table-cell>
          <table:table-cell table:formula="of:=SIN(RADIANS([.D30]))/SIN(RADIANS([.E30]))" office:value-type="float" office:value="1.49792711970274" calcext:value-type="float">
            <text:p>1,49792711970274</text:p>
          </table:table-cell>
          <table:table-cell table:formula="of:=[.D30]+[.E30]" office:value-type="float" office:value="74.7" calcext:value-type="float">
            <text:p>74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29.5" calcext:value-type="float">
            <text:p>29,5</text:p>
          </table:table-cell>
          <table:table-cell table:formula="of:=SIN(RADIANS([.D31]))/SIN(RADIANS([.E31]))" office:value-type="float" office:value="1.50915773672821" calcext:value-type="float">
            <text:p>1,50915773672821</text:p>
          </table:table-cell>
          <table:table-cell table:formula="of:=[.D31]+[.E31]" office:value-type="float" office:value="77.5" calcext:value-type="float">
            <text:p>77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0.5" calcext:value-type="float">
            <text:p>30,5</text:p>
          </table:table-cell>
          <table:table-cell table:formula="of:=SIN(RADIANS([.D32]))/SIN(RADIANS([.E32]))" office:value-type="float" office:value="1.50933308499143" calcext:value-type="float">
            <text:p>1,50933308499143</text:p>
          </table:table-cell>
          <table:table-cell table:formula="of:=[.D32]+[.E32]" office:value-type="float" office:value="80.5" calcext:value-type="float">
            <text:p>80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1.8" calcext:value-type="float">
            <text:p>31,8</text:p>
          </table:table-cell>
          <table:table-cell table:formula="of:=SIN(RADIANS([.D33]))/SIN(RADIANS([.E33]))" office:value-type="float" office:value="1.49540200590068" calcext:value-type="float">
            <text:p>1,49540200590068</text:p>
          </table:table-cell>
          <table:table-cell table:formula="of:=[.D33]+[.E33]" office:value-type="float" office:value="83.8" calcext:value-type="float">
            <text:p>83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2.5" calcext:value-type="float">
            <text:p>32,5</text:p>
          </table:table-cell>
          <table:table-cell table:formula="of:=SIN(RADIANS([.D34]))/SIN(RADIANS([.E34]))" office:value-type="float" office:value="1.50570925756702" calcext:value-type="float">
            <text:p>1,50570925756702</text:p>
          </table:table-cell>
          <table:table-cell table:formula="of:=[.D34]+[.E34]" office:value-type="float" office:value="86.5" calcext:value-type="float">
            <text:p>8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formula="of:=SIN(RADIANS([.D35]))/SIN(RADIANS([.E35]))" office:value-type="float" office:value="1.50402742298189" calcext:value-type="float">
            <text:p>1,50402742298189</text:p>
          </table:table-cell>
          <table:table-cell table:formula="of:=[.D35]+[.E35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33.5" calcext:value-type="float">
            <text:p>33,5</text:p>
          </table:table-cell>
          <table:table-cell table:formula="of:=SIN(RADIANS([.D36]))/SIN(RADIANS([.E36]))" office:value-type="float" office:value="1.50205113014181" calcext:value-type="float">
            <text:p>1,50205113014181</text:p>
          </table:table-cell>
          <table:table-cell table:formula="of:=[.D36]+[.E36]" office:value-type="float" office:value="89.5" calcext:value-type="float">
            <text:p>89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3.8" calcext:value-type="float">
            <text:p>33,8</text:p>
          </table:table-cell>
          <table:table-cell table:formula="of:=SIN(RADIANS([.D37]))/SIN(RADIANS([.E37]))" office:value-type="float" office:value="1.50759873811187" calcext:value-type="float">
            <text:p>1,50759873811187</text:p>
          </table:table-cell>
          <table:table-cell table:formula="of:=[.D37]+[.E37]" office:value-type="float" office:value="90.8" calcext:value-type="float">
            <text:p>90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4.1" calcext:value-type="float">
            <text:p>34,1</text:p>
          </table:table-cell>
          <table:table-cell table:formula="of:=SIN(RADIANS([.D38]))/SIN(RADIANS([.E38]))" office:value-type="float" office:value="1.51264557831388" calcext:value-type="float">
            <text:p>1,51264557831388</text:p>
          </table:table-cell>
          <table:table-cell table:formula="of:=[.D38]+[.E38]" office:value-type="float" office:value="92.1" calcext:value-type="float">
            <text:p>92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4.5" calcext:value-type="float">
            <text:p>34,5</text:p>
          </table:table-cell>
          <table:table-cell table:formula="of:=SIN(RADIANS([.D39]))/SIN(RADIANS([.E39]))" office:value-type="float" office:value="1.51334368307082" calcext:value-type="float">
            <text:p>1,51334368307082</text:p>
          </table:table-cell>
          <table:table-cell table:formula="of:=[.D39]+[.E39]" office:value-type="float" office:value="93.5" calcext:value-type="float">
            <text:p>93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SIN(RADIANS([.D40]))/SIN(RADIANS([.E40]))" office:value-type="float" office:value="1.50986921515445" calcext:value-type="float">
            <text:p>1,50986921515445</text:p>
          </table:table-cell>
          <table:table-cell table:formula="of:=[.D40]+[.E40]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5.8" calcext:value-type="float">
            <text:p>35,8</text:p>
          </table:table-cell>
          <table:table-cell table:formula="of:=SIN(RADIANS([.D41]))/SIN(RADIANS([.E41]))" office:value-type="float" office:value="1.50942133185657" calcext:value-type="float">
            <text:p>1,50942133185657</text:p>
          </table:table-cell>
          <table:table-cell table:formula="of:=[.D41]+[.E41]" office:value-type="float" office:value="97.8" calcext:value-type="float">
            <text:p>97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6.9" calcext:value-type="float">
            <text:p>36,9</text:p>
          </table:table-cell>
          <table:table-cell table:formula="of:=SIN(RADIANS([.D42]))/SIN(RADIANS([.E42]))" office:value-type="float" office:value="1.49694165584002" calcext:value-type="float">
            <text:p>1,49694165584002</text:p>
          </table:table-cell>
          <table:table-cell table:formula="of:=[.D42]+[.E42]" office:value-type="float" office:value="100.9" calcext:value-type="float">
            <text:p>100,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7.3" calcext:value-type="float">
            <text:p>37,3</text:p>
          </table:table-cell>
          <table:table-cell table:formula="of:=SIN(RADIANS([.D43]))/SIN(RADIANS([.E43]))" office:value-type="float" office:value="1.50752961152727" calcext:value-type="float">
            <text:p>1,50752961152727</text:p>
          </table:table-cell>
          <table:table-cell table:formula="of:=[.D43]+[.E43]" office:value-type="float" office:value="103.3" calcext:value-type="float">
            <text:p>103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SIN(RADIANS([.D44]))/SIN(RADIANS([.E44]))" office:value-type="float" office:value="1.50599621988098" calcext:value-type="float">
            <text:p>1,50599621988098</text:p>
          </table:table-cell>
          <table:table-cell table:formula="of:=[.D44]+[.E44]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8.8" calcext:value-type="float">
            <text:p>38,8</text:p>
          </table:table-cell>
          <table:table-cell table:formula="of:=SIN(RADIANS([.D45]))/SIN(RADIANS([.E45]))" office:value-type="float" office:value="1.49965991866484" calcext:value-type="float">
            <text:p>1,49965991866484</text:p>
          </table:table-cell>
          <table:table-cell table:formula="of:=[.D45]+[.E45]" office:value-type="float" office:value="108.8" calcext:value-type="float">
            <text:p>108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,5</text:p>
          </table:table-cell>
          <table:table-cell table:formula="of:=SIN(RADIANS([.D46]))/SIN(RADIANS([.E46]))" office:value-type="float" office:value="1.49518799099872" calcext:value-type="float">
            <text:p>1,49518799099872</text:p>
          </table:table-cell>
          <table:table-cell table:formula="of:=[.D46]+[.E46]" office:value-type="float" office:value="111.5" calcext:value-type="float">
            <text:p>111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9.7" calcext:value-type="float">
            <text:p>39,7</text:p>
          </table:table-cell>
          <table:table-cell table:formula="of:=SIN(RADIANS([.D47]))/SIN(RADIANS([.E47]))" office:value-type="float" office:value="1.50486870123955" calcext:value-type="float">
            <text:p>1,50486870123955</text:p>
          </table:table-cell>
          <table:table-cell table:formula="of:=[.D47]+[.E47]" office:value-type="float" office:value="113.7" calcext:value-type="float">
            <text:p>113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40.5" calcext:value-type="float">
            <text:p>40,5</text:p>
          </table:table-cell>
          <table:table-cell table:formula="of:=SIN(RADIANS([.D48]))/SIN(RADIANS([.E48]))" office:value-type="float" office:value="1.49403132209074" calcext:value-type="float">
            <text:p>1,49403132209074</text:p>
          </table:table-cell>
          <table:table-cell table:formula="of:=[.D48]+[.E48]" office:value-type="float" office:value="116.5" calcext:value-type="float">
            <text:p>11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41.2" calcext:value-type="float">
            <text:p>41,2</text:p>
          </table:table-cell>
          <table:table-cell table:formula="of:=SIN(RADIANS([.D49]))/SIN(RADIANS([.E49]))" office:value-type="float" office:value="1.48499051519295" calcext:value-type="float">
            <text:p>1,48499051519295</text:p>
          </table:table-cell>
          <table:table-cell table:formula="of:=[.D49]+[.E49]" office:value-type="float" office:value="119.2" calcext:value-type="float">
            <text:p>119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1.6" calcext:value-type="float">
            <text:p>41,6</text:p>
          </table:table-cell>
          <table:table-cell table:formula="of:=SIN(RADIANS([.D50]))/SIN(RADIANS([.E50]))" office:value-type="float" office:value="1.4833090398376" calcext:value-type="float">
            <text:p>1,4833090398376</text:p>
          </table:table-cell>
          <table:table-cell table:formula="of:=[.D50]+[.E50]" office:value-type="float" office:value="121.6" calcext:value-type="float">
            <text:p>121,6</text:p>
          </table:table-cell>
          <table:table-cell table:number-columns-repeated="4"/>
        </table:table-row>
      </table:table>
      <table:table table:name="polaryzacja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Delta theta</text:p>
          </table:table-cell>
          <table:table-cell office:value-type="string" calcext:value-type="string">
            <text:p>µA</text:p>
          </table:table-cell>
          <table:table-cell office:value-type="string" calcext:value-type="string">
            <text:p>zakres</text:p>
          </table:table-cell>
          <table:table-cell table:number-columns-repeated="4"/>
          <table:table-cell office:value-type="string" calcext:value-type="string">
            <text:p>Zakres µA</text:p>
          </table:table-cell>
        </table:table-row>
        <table:table-row table:style-name="ro1">
          <table:table-cell/>
          <table:table-cell table:formula="of:=14+[.C5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3 mA</text:p>
          </table:table-cell>
          <table:table-cell table:formula="of:=COS(RADIANS([.C5]))" office:value-type="float" office:value="1" calcext:value-type="float">
            <text:p>1</text:p>
          </table:table-cell>
          <table:table-cell table:formula="of:=[.F5]*[.F5]" office:value-type="float" office:value="1" calcext:value-type="float">
            <text:p>1</text:p>
          </table:table-cell>
          <table:table-cell table:formula="of:=[.D5]/[.G5]" office:value-type="float" office:value="1100" calcext:value-type="float">
            <text:p>1100</text:p>
          </table:table-cell>
          <table:table-cell table:formula="of:=1100*[.F5]"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table:formula="of:=14+[.C6]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3mA</text:p>
          </table:table-cell>
          <table:table-cell table:formula="of:=COS(RADIANS([.C6]))" office:value-type="float" office:value="0.996194698091746" calcext:value-type="float">
            <text:p>0,996194698091746</text:p>
          </table:table-cell>
          <table:table-cell table:formula="of:=[.F6]*[.F6]" office:value-type="float" office:value="0.992403876506104" calcext:value-type="float">
            <text:p>0,992403876506104</text:p>
          </table:table-cell>
          <table:table-cell table:formula="of:=[.D6]/[.G6]" office:value-type="float" office:value="1078.19006488274" calcext:value-type="float">
            <text:p>1078,19006488274</text:p>
          </table:table-cell>
          <table:table-cell table:formula="of:=1100*[.F6]" office:value-type="float" office:value="1095.81416790092" calcext:value-type="float">
            <text:p>1095,8141679009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table:formula="of:=14+[.C7]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mA</text:p>
          </table:table-cell>
          <table:table-cell table:formula="of:=COS(RADIANS([.C7]))" office:value-type="float" office:value="0.984807753012208" calcext:value-type="float">
            <text:p>0,984807753012208</text:p>
          </table:table-cell>
          <table:table-cell table:formula="of:=[.F7]*[.F7]" office:value-type="float" office:value="0.969846310392954" calcext:value-type="float">
            <text:p>0,969846310392954</text:p>
          </table:table-cell>
          <table:table-cell table:formula="of:=[.D7]/[.G7]" office:value-type="float" office:value="1041.40211616702" calcext:value-type="float">
            <text:p>1041,40211616702</text:p>
          </table:table-cell>
          <table:table-cell table:formula="of:=1100*[.F7]" office:value-type="float" office:value="1083.28852831343" calcext:value-type="float">
            <text:p>1083,2885283134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table:formula="of:=14+[.C8]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1mA</text:p>
          </table:table-cell>
          <table:table-cell table:formula="of:=COS(RADIANS([.C8]))" office:value-type="float" office:value="0.965925826289068" calcext:value-type="float">
            <text:p>0,965925826289068</text:p>
          </table:table-cell>
          <table:table-cell table:formula="of:=[.F8]*[.F8]" office:value-type="float" office:value="0.933012701892219" calcext:value-type="float">
            <text:p>0,933012701892219</text:p>
          </table:table-cell>
          <table:table-cell table:formula="of:=[.D8]/[.G8]" office:value-type="float" office:value="953.899125054797" calcext:value-type="float">
            <text:p>953,899125054797</text:p>
          </table:table-cell>
          <table:table-cell table:formula="of:=1100*[.F8]" office:value-type="float" office:value="1062.51840891798" calcext:value-type="float">
            <text:p>1062,518408917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14+[.C9]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mA</text:p>
          </table:table-cell>
          <table:table-cell table:formula="of:=COS(RADIANS([.C9]))" office:value-type="float" office:value="0.939692620785908" calcext:value-type="float">
            <text:p>0,939692620785908</text:p>
          </table:table-cell>
          <table:table-cell table:formula="of:=[.F9]*[.F9]" office:value-type="float" office:value="0.883022221559489" calcext:value-type="float">
            <text:p>0,883022221559489</text:p>
          </table:table-cell>
          <table:table-cell table:formula="of:=[.D9]/[.G9]" office:value-type="float" office:value="928.628951774071" calcext:value-type="float">
            <text:p>928,628951774071</text:p>
          </table:table-cell>
          <table:table-cell table:formula="of:=1100*[.F9]" office:value-type="float" office:value="1033.6618828645" calcext:value-type="float">
            <text:p>1033,66188286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14+[.C10]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mA</text:p>
          </table:table-cell>
          <table:table-cell table:formula="of:=COS(RADIANS([.C10]))" office:value-type="float" office:value="0.90630778703665" calcext:value-type="float">
            <text:p>0,90630778703665</text:p>
          </table:table-cell>
          <table:table-cell table:formula="of:=[.F10]*[.F10]" office:value-type="float" office:value="0.82139380484327" calcext:value-type="float">
            <text:p>0,82139380484327</text:p>
          </table:table-cell>
          <table:table-cell table:formula="of:=[.D10]/[.G10]" office:value-type="float" office:value="882.646053239149" calcext:value-type="float">
            <text:p>882,646053239149</text:p>
          </table:table-cell>
          <table:table-cell table:formula="of:=1100*[.F10]" office:value-type="float" office:value="996.938565740315" calcext:value-type="float">
            <text:p>996,9385657403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14+[.C11]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1mA</text:p>
          </table:table-cell>
          <table:table-cell table:formula="of:=COS(RADIANS([.C11]))" office:value-type="float" office:value="0.866025403784439" calcext:value-type="float">
            <text:p>0,866025403784439</text:p>
          </table:table-cell>
          <table:table-cell table:formula="of:=[.F11]*[.F11]" office:value-type="float" office:value="0.75" calcext:value-type="float">
            <text:p>0,75</text:p>
          </table:table-cell>
          <table:table-cell table:formula="of:=[.D11]/[.G11]" office:value-type="float" office:value="833.333333333333" calcext:value-type="float">
            <text:p>833,333333333333</text:p>
          </table:table-cell>
          <table:table-cell table:formula="of:=1100*[.F11]" office:value-type="float" office:value="952.627944162883" calcext:value-type="float">
            <text:p>952,6279441628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14+[.C12]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mA</text:p>
          </table:table-cell>
          <table:table-cell table:formula="of:=COS(RADIANS([.C12]))" office:value-type="float" office:value="0.819152044288992" calcext:value-type="float">
            <text:p>0,819152044288992</text:p>
          </table:table-cell>
          <table:table-cell table:formula="of:=[.F12]*[.F12]" office:value-type="float" office:value="0.671010071662834" calcext:value-type="float">
            <text:p>0,671010071662834</text:p>
          </table:table-cell>
          <table:table-cell table:formula="of:=[.D12]/[.G12]" office:value-type="float" office:value="782.402563196994" calcext:value-type="float">
            <text:p>782,402563196994</text:p>
          </table:table-cell>
          <table:table-cell table:formula="of:=1100*[.F12]" office:value-type="float" office:value="901.067248717891" calcext:value-type="float">
            <text:p>901,0672487178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14+[.C13]"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mA</text:p>
          </table:table-cell>
          <table:table-cell table:formula="of:=COS(RADIANS([.C13]))" office:value-type="float" office:value="0.766044443118978" calcext:value-type="float">
            <text:p>0,766044443118978</text:p>
          </table:table-cell>
          <table:table-cell table:formula="of:=[.F13]*[.F13]" office:value-type="float" office:value="0.586824088833465" calcext:value-type="float">
            <text:p>0,586824088833465</text:p>
          </table:table-cell>
          <table:table-cell table:formula="of:=[.D13]/[.G13]" office:value-type="float" office:value="715.717040237576" calcext:value-type="float">
            <text:p>715,717040237576</text:p>
          </table:table-cell>
          <table:table-cell table:formula="of:=1100*[.F13]" office:value-type="float" office:value="842.648887430876" calcext:value-type="float">
            <text:p>842,6488874308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14+[.C14]"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mA</text:p>
          </table:table-cell>
          <table:table-cell table:formula="of:=COS(RADIANS([.C14]))" office:value-type="float" office:value="0.707106781186548" calcext:value-type="float">
            <text:p>0,707106781186548</text:p>
          </table:table-cell>
          <table:table-cell table:formula="of:=[.F14]*[.F14]" office:value-type="float" office:value="0.5" calcext:value-type="float">
            <text:p>0,5</text:p>
          </table:table-cell>
          <table:table-cell table:formula="of:=[.D14]/[.G14]" office:value-type="float" office:value="620" calcext:value-type="float">
            <text:p>620</text:p>
          </table:table-cell>
          <table:table-cell table:formula="of:=1100*[.F14]" office:value-type="float" office:value="777.817459305202" calcext:value-type="float">
            <text:p>777,8174593052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14+[.C15]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.3mA</text:p>
          </table:table-cell>
          <table:table-cell table:formula="of:=COS(RADIANS([.C15]))" office:value-type="float" office:value="0.642787609686539" calcext:value-type="float">
            <text:p>0,642787609686539</text:p>
          </table:table-cell>
          <table:table-cell table:formula="of:=[.F15]*[.F15]" office:value-type="float" office:value="0.413175911166535" calcext:value-type="float">
            <text:p>0,413175911166535</text:p>
          </table:table-cell>
          <table:table-cell table:formula="of:=[.D15]/[.G15]" office:value-type="float" office:value="520.359474474159" calcext:value-type="float">
            <text:p>520,359474474159</text:p>
          </table:table-cell>
          <table:table-cell table:formula="of:=1100*[.F15]" office:value-type="float" office:value="707.066370655193" calcext:value-type="float">
            <text:p>707,06637065519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14+[.C16]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3mA</text:p>
          </table:table-cell>
          <table:table-cell table:formula="of:=COS(RADIANS([.C16]))" office:value-type="float" office:value="0.573576436351046" calcext:value-type="float">
            <text:p>0,573576436351046</text:p>
          </table:table-cell>
          <table:table-cell table:formula="of:=[.F16]*[.F16]" office:value-type="float" office:value="0.328989928337166" calcext:value-type="float">
            <text:p>0,328989928337166</text:p>
          </table:table-cell>
          <table:table-cell table:formula="of:=[.D16]/[.G16]" office:value-type="float" office:value="419.465728624283" calcext:value-type="float">
            <text:p>419,465728624283</text:p>
          </table:table-cell>
          <table:table-cell table:formula="of:=1100*[.F16]" office:value-type="float" office:value="630.934079986151" calcext:value-type="float">
            <text:p>630,9340799861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14+[.C17]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µA</text:p>
          </table:table-cell>
          <table:table-cell table:formula="of:=COS(RADIANS([.C17]))" office:value-type="float" office:value="0.5" calcext:value-type="float">
            <text:p>0,5</text:p>
          </table:table-cell>
          <table:table-cell table:formula="of:=[.F17]*[.F17]" office:value-type="float" office:value="0.25" calcext:value-type="float">
            <text:p>0,25</text:p>
          </table:table-cell>
          <table:table-cell table:formula="of:=[.D17]/[.G17]" office:value-type="float" office:value="320" calcext:value-type="float">
            <text:p>320</text:p>
          </table:table-cell>
          <table:table-cell table:formula="of:=1100*[.F17]"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14+[.C18]"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41.5" calcext:value-type="float">
            <text:p>41,5</text:p>
          </table:table-cell>
          <table:table-cell office:value-type="string" calcext:value-type="string">
            <text:p>100µA</text:p>
          </table:table-cell>
          <table:table-cell table:formula="of:=COS(RADIANS([.C18]))" office:value-type="float" office:value="0.422618261740699" calcext:value-type="float">
            <text:p>0,422618261740699</text:p>
          </table:table-cell>
          <table:table-cell table:formula="of:=[.F18]*[.F18]" office:value-type="float" office:value="0.17860619515673" calcext:value-type="float">
            <text:p>0,17860619515673</text:p>
          </table:table-cell>
          <table:table-cell table:formula="of:=[.D18]/[.G18]" office:value-type="float" office:value="232.354762182706" calcext:value-type="float">
            <text:p>232,354762182706</text:p>
          </table:table-cell>
          <table:table-cell table:formula="of:=1100*[.F18]" office:value-type="float" office:value="464.880087914769" calcext:value-type="float">
            <text:p>464,8800879147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14+[.C19]"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0µA</text:p>
          </table:table-cell>
          <table:table-cell table:formula="of:=COS(RADIANS([.C19]))" office:value-type="float" office:value="0.342020143325669" calcext:value-type="float">
            <text:p>0,342020143325669</text:p>
          </table:table-cell>
          <table:table-cell table:formula="of:=[.F19]*[.F19]" office:value-type="float" office:value="0.116977778440511" calcext:value-type="float">
            <text:p>0,116977778440511</text:p>
          </table:table-cell>
          <table:table-cell table:formula="of:=[.D19]/[.G19]" office:value-type="float" office:value="145.326746897021" calcext:value-type="float">
            <text:p>145,326746897021</text:p>
          </table:table-cell>
          <table:table-cell table:formula="of:=1100*[.F19]" office:value-type="float" office:value="376.222157658236" calcext:value-type="float">
            <text:p>376,222157658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14+[.C20]"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10µA</text:p>
          </table:table-cell>
          <table:table-cell table:formula="of:=COS(RADIANS([.C20]))" office:value-type="float" office:value="0.258819045102521" calcext:value-type="float">
            <text:p>0,258819045102521</text:p>
          </table:table-cell>
          <table:table-cell table:formula="of:=[.F20]*[.F20]" office:value-type="float" office:value="0.0669872981077807" calcext:value-type="float">
            <text:p>0,0669872981077807</text:p>
          </table:table-cell>
          <table:table-cell table:formula="of:=[.D20]/[.G20]" office:value-type="float" office:value="85.0907584125704" calcext:value-type="float">
            <text:p>85,0907584125704</text:p>
          </table:table-cell>
          <table:table-cell table:formula="of:=1100*[.F20]" office:value-type="float" office:value="284.700949612773" calcext:value-type="float">
            <text:p>284,7009496127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14+[.C21]"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1µA</text:p>
          </table:table-cell>
          <table:table-cell table:formula="of:=COS(RADIANS([.C21]))" office:value-type="float" office:value="0.17364817766693" calcext:value-type="float">
            <text:p>0,17364817766693</text:p>
          </table:table-cell>
          <table:table-cell table:formula="of:=[.F21]*[.F21]" office:value-type="float" office:value="0.0301536896070458" calcext:value-type="float">
            <text:p>0,0301536896070458</text:p>
          </table:table-cell>
          <table:table-cell table:formula="of:=[.D21]/[.G21]" office:value-type="float" office:value="26.5307499820211" calcext:value-type="float">
            <text:p>26,5307499820211</text:p>
          </table:table-cell>
          <table:table-cell table:formula="of:=1100*[.F21]" office:value-type="float" office:value="191.012995433623" calcext:value-type="float">
            <text:p>191,012995433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4+[.C22]"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1µA</text:p>
          </table:table-cell>
          <table:table-cell table:formula="of:=COS(RADIANS([.C22]))" office:value-type="float" office:value="0.0871557427476584" calcext:value-type="float">
            <text:p>0,0871557427476584</text:p>
          </table:table-cell>
          <table:table-cell table:formula="of:=[.F22]*[.F22]" office:value-type="float" office:value="0.007596123493896" calcext:value-type="float">
            <text:p>0,007596123493896</text:p>
          </table:table-cell>
          <table:table-cell table:formula="of:=[.D22]/[.G22]" office:value-type="float" office:value="57.9242820832981" calcext:value-type="float">
            <text:p>57,9242820832981</text:p>
          </table:table-cell>
          <table:table-cell table:formula="of:=1100*[.F22]" office:value-type="float" office:value="95.8713170224242" calcext:value-type="float">
            <text:p>95,8713170224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4+[.C23]"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1µA</text:p>
          </table:table-cell>
          <table:table-cell table:formula="of:=COS(RADIANS([.C23]))" office:value-type="float" office:value="6.12323399573677E-017" calcext:value-type="float">
            <text:p>6,12323399573677E-17</text:p>
          </table:table-cell>
          <table:table-cell table:formula="of:=[.F23]*[.F23]" office:value-type="float" office:value="3.74939945665464E-033" calcext:value-type="float">
            <text:p>3,74939945665464E-33</text:p>
          </table:table-cell>
          <table:table-cell table:formula="of:=[.D23]/[.G23]" office:value-type="float" office:value="1.22686314253224E+032" calcext:value-type="float">
            <text:p>1,22686314253224E+032</text:p>
          </table:table-cell>
          <table:table-cell table:formula="of:=1100*[.F23]" office:value-type="float" office:value="0.0000000000000673555739531044" calcext:value-type="float">
            <text:p>6,73555739531044E-1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5:11:26.289671839</meta:creation-date>
    <dc:date>2025-04-25T14:10:06.453143474</dc:date>
    <meta:editing-duration>P1DT20H28M25S</meta:editing-duration>
    <meta:editing-cycles>4</meta:editing-cycles>
    <meta:generator>LibreOffice/24.2.7.2$Linux_X86_64 LibreOffice_project/420$Build-2</meta:generator>
    <meta:document-statistic meta:table-count="2" meta:cell-count="354" meta:object-count="0"/>
  </office:meta>
</office:document-meta>
</file>